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1ee3eb" officeooo:paragraph-rsid="001ee3eb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text-properties fo:font-size="16pt" fo:font-style="normal" style:text-underline-style="none" fo:font-weight="normal" officeooo:rsid="001ee3eb" officeooo:paragraph-rsid="001ee3eb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text-properties fo:font-size="16pt" fo:font-style="normal" style:text-underline-style="none" fo:font-weight="normal" officeooo:rsid="0020b032" officeooo:paragraph-rsid="0020b032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219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CONTENTS</text:p>
      <text:p text:style-name="P2"/>
      <text:p text:style-name="P3">1. Flow Chart (How file moves)</text:p>
      <text:p text:style-name="P3"/>
      <text:p text:style-name="P3">2. Developer manual</text:p>
      <text:p text:style-name="P3"><text:tab/>2.1 <text:s/>Developer manual for <text:s/>consultancy module</text:p>
      <text:p text:style-name="P3"><text:tab/><text:tab/>→ Files in consultancy module <text:tab/><text:tab/><text:tab/></text:p>
      <text:p text:style-name="P3"><text:tab/><text:tab/>→ Function in consultancy module</text:p>
      <text:p text:style-name="P3"><text:tab/><text:tab/>→ Status in consultancy module</text:p>
      <text:p text:style-name="P3"><text:tab/><text:tab/>→ Tables in consultancy module</text:p>
      <text:p text:style-name="P3"><text:tab/>2.2 <text:s/>Developer manual for <text:s/>notice module</text:p>
      <text:p text:style-name="P3"><text:tab/><text:tab/>→ Detail design of table of notice module</text:p>
      <text:p text:style-name="P3"><text:tab/><text:tab/>→ <text:span text:style-name="T1">F</text:span>iles in notice module and grouping based on functionality</text:p>
      <text:p text:style-name="P3"><text:tab/>2.3 <text:s/>Developer manual for <text:s/>transcript module</text:p>
      <text:p text:style-name="P3"><text:tab/><text:tab/>→ Detail of file in this module</text:p>
      <text:p text:style-name="P3"><text:tab/><text:tab/>→ Tables in transcript module</text:p>
      <text:p text:style-name="P3"/>
      <text:p text:style-name="P3">3. User Manual</text:p>
      <text:p text:style-name="P3"><text:tab/>3.1 <text:s/>User manual for consultancy</text:p>
      <text:p text:style-name="P3"><text:tab/><text:tab/>→ <text:span text:style-name="T1">U</text:span>ser manual for consultancy in-charge(CI)</text:p>
      <text:p text:style-name="P3"><text:tab/><text:tab/>→ <text:span text:style-name="T1">U</text:span>ser manual for head of department(HOD/HOS)</text:p>
      <text:p text:style-name="P3"><text:tab/><text:tab/>→ <text:span text:style-name="T1">U</text:span>ser manual for professor of continuing education(PCE)</text:p>
      <text:p text:style-name="P3"><text:tab/><text:tab/>→ <text:span text:style-name="T1">U</text:span>ser manual for director</text:p>
      <text:p text:style-name="P3"><text:tab/><text:tab/>→ <text:span text:style-name="T1">U</text:span>ser manual for assistant registrar(project)</text:p>
      <text:p text:style-name="P3"><text:tab/>3.2 <text:s/>User manual for notice</text:p>
      <text:p text:style-name="P3"><text:tab/><text:tab/>→ <text:span text:style-name="T1">U</text:span>ser manual for sender.</text:p>
      <text:p text:style-name="P3"><text:tab/><text:tab/>→ <text:span text:style-name="T1">U</text:span>ser manual for vie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6:45:38.911300944</meta:creation-date>
    <dc:date>2016-05-04T18:45:51.658244082</dc:date>
    <meta:editing-duration>PT1H36M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35" meta:character-count="855" meta:non-whitespace-character-count="697"/>
  </office:meta>
</office:document-meta>
</file>